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0080000000820A1E16DA75ED13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draw:marker-start-width="0.252cm" draw:marker-end-width="0.252cm" draw:opacity="100%" draw:opacity-name="Transparency_20_22" draw:textarea-horizontal-align="justify" draw:textarea-vertical-align="middle" draw:auto-grow-height="false" fo:min-height="3.994cm" fo:min-width="3.744cm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Double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opacity="100%" draw:opacity-name="Transparency_20_2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cm" svg:y1="4cm" svg:x2="10cm" svg:y2="4cm">
          <text:p/>
        </draw:line>
        <draw:line draw:style-name="gr3" draw:text-style-name="P2" draw:layer="layout" svg:x1="7cm" svg:y1="4cm" svg:x2="3.6cm" svg:y2="0.2cm">
          <text:p/>
        </draw:line>
        <draw:line draw:style-name="gr3" draw:text-style-name="P2" draw:layer="layout" svg:x1="5cm" svg:y1="1.8cm" svg:x2="2.5cm" svg:y2="1.8cm">
          <text:p/>
        </draw:line>
        <draw:line draw:style-name="gr4" draw:text-style-name="P2" draw:layer="layout" svg:x1="5cm" svg:y1="1.8cm" svg:x2="10cm" svg:y2="4cm">
          <text:p/>
        </draw:line>
        <draw:line draw:style-name="gr5" draw:text-style-name="P2" draw:layer="layout" svg:x1="5cm" svg:y1="6.2cm" svg:x2="10cm" svg:y2="4cm">
          <text:p/>
        </draw:line>
        <draw:line draw:style-name="gr4" draw:text-style-name="P2" draw:layer="layout" svg:x1="2.4cm" svg:y1="1.1cm" svg:x2="5cm" svg:y2="1.8cm">
          <text:p/>
        </draw:line>
        <draw:line draw:style-name="gr5" draw:text-style-name="P2" draw:layer="layout" svg:x1="2.4cm" svg:y1="6.9cm" svg:x2="5cm" svg:y2="6.2cm">
          <text:p/>
        </draw:line>
        <draw:line draw:style-name="gr6" draw:text-style-name="P2" draw:layer="layout" svg:x1="10cm" svg:y1="4cm" svg:x2="5.1cm" svg:y2="6.3cm">
          <text:p/>
        </draw:line>
        <draw:line draw:style-name="gr6" draw:text-style-name="P2" draw:layer="layout" svg:x1="2.5cm" svg:y1="7.2cm" svg:x2="5.1cm" svg:y2="6.3cm">
          <text:p/>
        </draw:line>
        <draw:line draw:style-name="gr7" draw:text-style-name="P2" draw:layer="layout" svg:x1="4.9cm" svg:y1="6.1cm" svg:x2="10cm" svg:y2="4cm">
          <text:p/>
        </draw:line>
        <draw:line draw:style-name="gr7" draw:text-style-name="P2" draw:layer="layout" svg:x1="2.2cm" svg:y1="6.6cm" svg:x2="4.9cm" svg:y2="6.1cm">
          <text:p/>
        </draw:line>
        <draw:circle draw:style-name="gr8" draw:text-style-name="P3" draw:layer="layout" svg:width="2cm" svg:height="2cm" svg:x="9cm" svg:y="3cm" draw:kind="arc" draw:start-angle="155.64" draw:end-angle="181.5">
          <text:p/>
        </draw:circle>
        <draw:circle draw:style-name="gr9" draw:text-style-name="P4" draw:layer="layout" svg:width="2cm" svg:height="2cm" svg:x="6cm" svg:y="3cm" draw:kind="arc" draw:start-angle="132.32" draw:end-angle="179.49">
          <text:p/>
        </draw:circle>
        <draw:circle draw:style-name="gr9" draw:text-style-name="P4" draw:layer="layout" svg:width="2cm" svg:height="2cm" svg:x="4cm" svg:y="0.8cm" draw:kind="arc" draw:start-angle="165" draw:end-angle="179.86">
          <text:p/>
        </draw:circle>
        <draw:line draw:style-name="gr2" draw:text-style-name="P2" draw:layer="layout" svg:x1="5cm" svg:y1="1.8cm" svg:x2="12.1cm" svg:y2="4cm">
          <text:p/>
        </draw:line>
        <draw:line draw:style-name="gr2" draw:text-style-name="P2" draw:layer="layout" svg:x1="5cm" svg:y1="6.2cm" svg:x2="12.1cm" svg:y2="4cm">
          <text:p/>
        </draw:line>
        <draw:circle draw:style-name="gr9" draw:text-style-name="P4" draw:layer="layout" svg:width="2cm" svg:height="2cm" svg:x="11cm" svg:y="3cm" draw:kind="arc" draw:start-angle="160.74" draw:end-angle="198.97">
          <text:p/>
        </draw:circle>
        <draw:circle draw:style-name="gr9" draw:text-style-name="P4" draw:layer="layout" svg:width="1.5cm" svg:height="1.5cm" svg:x="4.3cm" svg:y="1.1cm" draw:kind="arc" draw:start-angle="130.48" draw:end-angle="160.29">
          <text:p/>
        </draw:circle>
        <draw:frame draw:style-name="gr10" draw:text-style-name="P4" draw:layer="layout" svg:width="0.433cm" svg:height="0.42cm" svg:x="8.4cm" svg:y="3.5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4" draw:layer="layout" svg:width="0.688cm" svg:height="0.488cm" svg:x="5.4cm" svg:y="3.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4" draw:layer="layout" svg:width="0.734cm" svg:height="0.48cm" svg:x="10.166cm" svg:y="3.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4" draw:layer="layout" svg:width="0.475cm" svg:height="0.314cm" svg:x="2.866cm" svg:y="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4" draw:layer="layout" svg:width="1.323cm" svg:height="0.488cm" svg:x="3cm" svg:y="0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opacity draw:name="Transparency_20_22" draw:display-name="Transparency 22" draw:style="radial" draw:cx="50%" draw:cy="50%" draw:start="70%" draw:end="0%" draw:border="0%"/>
    <draw:marker draw:name="Arrow" svg:viewBox="0 0 20 30" svg:d="M10 0l-10 30h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20:14:14.195545399</meta:creation-date>
    <dc:date>2022-05-30T20:39:14.795424580</dc:date>
    <meta:editing-duration>PT8M39S</meta:editing-duration>
    <meta:editing-cycles>3</meta:editing-cycles>
    <meta:generator>LibreOffice/7.3.3.2$Linux_X86_64 LibreOffice_project/3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i>β</mi>
    <annotation encoding="StarMath 5.0">%beta
</annotation>
  </semantics>
</math>
</file>

<file path=Object 2/content.xml><?xml version="1.0" encoding="utf-8"?>
<math xmlns="http://www.w3.org/1998/Math/MathML" display="block">
  <semantics>
    <mrow>
      <mn>2</mn>
      <mi>β</mi>
    </mrow>
    <annotation encoding="StarMath 5.0">2 %beta
</annotation>
  </semantics>
</math>
</file>

<file path=Object 3/content.xml><?xml version="1.0" encoding="utf-8"?>
<math xmlns="http://www.w3.org/1998/Math/MathML" display="block">
  <semantics>
    <mrow>
      <mn>2</mn>
      <mi>φ</mi>
    </mrow>
    <annotation encoding="StarMath 5.0">2 %varphi
</annotation>
  </semantics>
</math>
</file>

<file path=Object 4/content.xml><?xml version="1.0" encoding="utf-8"?>
<math xmlns="http://www.w3.org/1998/Math/MathML" display="block">
  <semantics>
    <mi>φ</mi>
    <annotation encoding="StarMath 5.0">%varphi
</annotation>
  </semantics>
</math>
</file>

<file path=Object 5/content.xml><?xml version="1.0" encoding="utf-8"?>
<math xmlns="http://www.w3.org/1998/Math/MathML" display="block">
  <semantics>
    <mrow>
      <mn>2</mn>
      <mrow>
        <mi>β</mi>
        <mo stretchy="false">−</mo>
        <mi>φ</mi>
      </mrow>
    </mrow>
    <annotation encoding="StarMath 5.0">2 %beta - %varphi
</annotation>
  </semantics>
</math>
</file>